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Arial"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000080" style:font-name="Arial" fo:font-size="12pt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fo:color="#000080" style:font-name="Arial" fo:font-size="12pt" style:font-size-asian="10.5pt" style:font-size-complex="12pt"/>
    </style:style>
    <style:style style:name="P6" style:family="paragraph" style:parent-style-name="Text_20_body">
      <style:paragraph-properties fo:margin-top="0cm" fo:margin-bottom="0cm" fo:text-align="justify" style:justify-single-word="false"/>
      <style:text-properties fo:color="#000080" style:font-name="Arial" fo:font-size="12pt" style:font-size-asian="10.5pt" style:font-size-complex="12pt"/>
    </style:style>
    <style:style style:name="P7" style:family="paragraph" style:parent-style-name="Text_20_body">
      <style:paragraph-properties fo:margin-top="0cm" fo:margin-bottom="0cm" fo:text-align="justify" style:justify-single-word="false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fo:color="#000000" style:font-name="Arial" fo:font-size="12pt" style:font-size-asian="10.5pt" style:font-size-complex="12pt"/>
    </style:style>
    <style:style style:name="T1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color="#000000" style:font-name="Arial1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font-name="Arial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font-name="Arial1" fo:font-weight="bold"/>
    </style:style>
    <style:style style:name="T5" style:family="text">
      <style:text-properties fo:color="#000000" style:font-name="Arial1" fo:font-style="italic" fo:font-weight="bold" style:font-style-asian="italic" style:font-style-complex="italic"/>
    </style:style>
    <style:style style:name="T6" style:family="text">
      <style:text-properties fo:color="#000000" style:font-name="Arial1" fo:font-weight="normal" style:font-weight-asian="normal" style:font-weight-complex="normal"/>
    </style:style>
    <style:style style:name="T7" style:family="text">
      <style:text-properties style:font-name="Arial1" fo:font-size="12pt"/>
    </style:style>
    <style:style style:name="T8" style:family="text">
      <style:text-properties style:font-name="Arial1" fo:font-size="12pt" style:font-size-asian="12pt" style:font-size-complex="12pt"/>
    </style:style>
    <style:style style:name="T9" style:family="text">
      <style:text-properties fo:font-variant="normal" fo:text-transform="none" style:font-name="Arial1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Arial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ktivista defende liberdade para compartilhamento de arquivos no fisl13</text:p>
      <text:p text:style-name="P2"/>
      <text:p text:style-name="P2"/>
      <text:p text:style-name="P5"><text:span text:style-name="Strong_20_Emphasis"><text:span text:style-name="T4">Alberto Azevedo apresentou o tema </text:span></text:span><text:span text:style-name="Strong_20_Emphasis"><text:span text:style-name="T5">Piratas do Copyright: a matemática perversa</text:span></text:span><text:span text:style-name="Strong_20_Emphasis"><text:span text:style-name="T4"> no último dia de atividades do 13º Fórum Internacional Software Livre, que está sendo realizado no Centro de Eventos da PUCRS, em Porto Alegre.</text:span></text:span></text:p>
      <text:p text:style-name="P6"><text:span text:style-name="Strong_20_Emphasis"><text:span text:style-name="T4"/></text:span></text:p>
      <text:p text:style-name="P7"><text:span text:style-name="Strong_20_Emphasis"><text:span text:style-name="T1">“Todos nós temos o direito de compartilhar aquilo que adquirimos”. A afirmação é do líder</text:span></text:span><text:span text:style-name="Strong_20_Emphasis"><text:span text:style-name="T6"> do Projeto Security Experts Team e hacktivista</text:span></text:span><text:span text:style-name="Strong_20_Emphasis"><text:span text:style-name="T1"> Alberto Azevedo, que apresentou o tema </text:span></text:span><text:span text:style-name="Strong_20_Emphasis"><text:span text:style-name="T2">Piratas do Copyright: a matemática perversa</text:span></text:span><text:span text:style-name="Strong_20_Emphasis"><text:span text:style-name="T3">, no último dia de atividades do 13º Fórum Internacional Software Livre (fisl13), em Porto Alegre. O brasileiro falou sobre a pirataria do ponto de vista da cultura livre e considerou imprecisas as cifras estipuladas para indenizações.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>Utilizando o processo movido contra a rede de compartilhamentos de arquivos LimeWire, que envolveu US$ 72 trilhões em indenizações, Azevedo falou sobre a tentativa desesperada <text:s/>de controle do mercado promovido pela RIAA (em português Associação da Indústria de Gravação da América) contra a violação de direitos autorais multimídia. “Eles utilizam esses números absurdos para assustar as pessoas contra a pirataria, mas passam do limite. O valor cobrado era superior inclusive ao PIB da Terra e acabou sendo reduzido pelo juiz que julgou o caso para US$ 1 bilhão. No final do julgamento, a empresa pagou pouco mais de US$ 100 mil”, disse.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>Para Azevedo, a pirataria foi criada pela própria indústria do Copyright, em razão dos altos valores cobrados (vendas de filmes, músicas, etc) e pela má distribuição dos produtos (atrasos). Além disso, ele ressalta que é natural as pessoas promoverem a disseminação da cultura, sem fins comerciais, por intermédio do compartilhamento de arquivos, algo que não está nos planos da RIAA. “Eles não estão preocupados em democratizar a cultura”, afirmou.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>Dados da própria RIAA, apresentados pelo hacktivista, apontam que as perdas com o furto de conteúdo equivalem a um prejuízo de US$ 58 bilhões para a economia americana. Contudo, Azevedo contestou a informação citando o próprio crescimento da indústria cinematográfica em 2010. Com base no valor de US$ 150 mil de cobrança por cópia/música estipulado para a violação dos direitos nos Estados Unidos, ele criticou mais uma vez o cálculo: “em um processo envolvendo o uso do Ipod, que armazena até 40 mil músicas, deveriam ser pagos US$ 8 bilhões pelo uso das músicas”, concluiu.</text:span></text:span></text:p>
      <text:p text:style-name="P7"><text:span text:style-name="Strong_20_Emphasis"><text:span text:style-name="T3"/></text:span></text:p>
      <text:p text:style-name="P3"><text:span text:style-name="Strong_20_Emphasis"><text:span text:style-name="T8">Sobre o Fórum Internacional Software Livre (fisl)</text:span></text:span></text:p>
      <text:p text:style-name="P4">O Fórum Internacional de Software Livre (fisl) acontece desde o ano 2000 - chegando em sua 13ª edição. É considerado o mais consolidado evento da área na América Latina e um dos maiores do mundo. Fundado nos ideais construídos inicialmente pelo físico e programador Richard Stallman e, posteriormente, pela comunidade de  hackers  e  desenvolvedores  do  sistema  operacional  GNU/Linux, o fisl surgiu de uma mobilização em prol da luta pela liberdade e autonomia tecnológica do país. O  evento  é  o momento  de  encontro  físico  de  muitas  pessoas 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Text_20_body"><text:soft-page-break/><text:span text:style-name="Strong_20_Emphasis"><text:span text:style-name="T7">Porto Alegre, 28 de julho de 2012</text:span></text:span></text:p>
      <text:p text:style-name="P8"><text:span text:style-name="Strong_20_Emphasis"><text:span text:style-name="T9">Núcleo de Atendimento 13° Fórum Internacional de Software Livre<text:line-break/>Coordenação: Nicole Carvalho – </text:span></text:span><text:a xlink:type="simple" xlink:href="http://unica.relazione.com.br/tec-atualiza-estat-clique.php?rlzto=%25$$$%25bWFpbHRvOm5pY29sZUBlbmZhdG8uY29tLmJy&amp;idNewsletter=NDM5MA==&amp;idAssinante=NzEzMw==&amp;IdLink=NDgxMTU=&amp;idCliente=MTc4&amp;sobra=" office:target-frame-name="_blank" xlink:show="new"><text:span text:style-name="Strong_20_Emphasis"><text:span text:style-name="T9">nicole@enfato.com.br</text:span></text:span></text:a><text:span text:style-name="Strong_20_Emphasis"><text:span text:style-name="T9"> – 51 8118.1501<text:line-break/>Direção:Mariana Turkenicz– </text:span></text:span><text:a xlink:type="simple" xlink:href="http://unica.relazione.com.br/tec-atualiza-estat-clique.php?rlzto=%25$$$%25bWFpbHRvOm1hcmlhbmFAZW5mYXRvLmNvbS5icg==&amp;idNewsletter=NDM5MA==&amp;idAssinante=NzEzMw==&amp;IdLink=NDgxMTY=&amp;idCliente=MTc4&amp;sobra=" office:target-frame-name="_blank" xlink:show="new"><text:span text:style-name="Strong_20_Emphasis"><text:span text:style-name="T9">mariana@enfato.com.br</text:span></text:span></text:a><text:span text:style-name="Strong_20_Emphasis"><text:span text:style-name="T9"> – 51 8121.7062</text:span></text:span></text:p>
      <text:p text:style-name="P8"><text:span text:style-name="Strong_20_Emphasis"><text:span text:style-name="T10">Atendimento: Bruna Brinques – </text:span></text:span><text:a xlink:type="simple" xlink:href="mailto:bruna@enfato.com.br"><text:span text:style-name="Strong_20_Emphasis">bruna@enfato.com.br</text:span></text:a><text:span text:style-name="Strong_20_Emphasis"><text:span text:style-name="T10"> <text:line-break/>Enfato Comunicação Empresarial<text:line-break/>51 30.261.261<text:line-break/></text:span></text:span><text:a xlink:type="simple" xlink:href="http://unica.relazione.com.br/tec-atualiza-estat-clique.php?rlzto=%25$$$%25aHR0cDovL3d3dy5lbmZhdG8uY29tLmJyLw==&amp;idNewsletter=NDM5MA==&amp;idAssinante=NzEzMw==&amp;IdLink=NDgxMTg=&amp;idCliente=MTc4&amp;sobra=" office:target-frame-name="_blank" xlink:show="new"><text:span text:style-name="Strong_20_Emphasis">www.enfato.com.b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8T16:38:20</meta:creation-date>
    <dc:date>2012-07-28T18:04:53</dc:date>
    <dc:creator>Fisl 13 </dc:creator>
    <meta:editing-duration>PT32M16S</meta:editing-duration>
    <meta:editing-cycles>4</meta:editing-cycles>
    <meta:generator>LibreOffice/3.5$Linux_x86 LibreOffice_project/350m1$Build-3</meta:generator>
    <meta:document-statistic meta:table-count="0" meta:image-count="0" meta:object-count="0" meta:page-count="2" meta:paragraph-count="11" meta:word-count="561" meta:character-count="3661" meta:non-whitespace-character-count="3086"/>
  </office:meta>
</office:document-meta>
</file>